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ae5" officeooo:paragraph-rsid="00101ae5"/>
    </style:style>
    <style:style style:name="P2" style:family="paragraph" style:parent-style-name="Standard">
      <style:text-properties officeooo:rsid="00108b71" officeooo:paragraph-rsid="00108b71"/>
    </style:style>
    <style:style style:name="T1" style:family="text">
      <style:text-properties officeooo:rsid="00108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lian Barnes</text:p>
      <text:p text:style-name="P1">11/16/2017</text:p>
      <text:p text:style-name="P1">Computer Networking </text:p>
      <text:p text:style-name="P1">Project 3 Report </text:p>
      <text:p text:style-name="P1"/>
      <text:p text:style-name="P1">Introduction: Python 2.7, Ubuntu OS</text:p>
      <text:p text:style-name="P2">Libraries: socket, sys, io, argparse, os, string, threa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3:30:25.565362791</meta:creation-date>
    <dc:date>2017-11-16T04:09:58.126836792</dc:date>
    <meta:editing-duration>PT29M22S</meta:editing-duration>
    <meta:editing-cycles>1</meta:editing-cycles>
    <meta:document-statistic meta:table-count="0" meta:image-count="0" meta:object-count="0" meta:page-count="1" meta:paragraph-count="6" meta:word-count="21" meta:character-count="151" meta:non-whitespace-character-count="134"/>
    <meta:generator>LibreOffice/5.1.6.2$Linux_X86_64 LibreOffice_project/10m0$Build-2</meta:generator>
  </office:meta>
</office:document-meta>
</file>